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padding="0.0194in" fo:border="none"/>
    </style:style>
    <style:style style:name="Table2" style:family="table">
      <style:table-properties style:width="6.8861in" style:rel-width="100%" table:align="left" fo:background-color="#ffc000">
        <style:background-image/>
      </style:table-properties>
    </style:style>
    <style:style style:name="Table2.A" style:family="table-column">
      <style:table-column-properties style:column-width="6.8861in" style:rel-column-width="65535*"/>
    </style:style>
    <style:style style:name="Table2.A1" style:family="table-cell">
      <style:table-cell-properties style:vertical-align="middle" fo:padding="0.0833in" fo:border="none"/>
    </style:style>
    <style:style style:name="Table3" style:family="table">
      <style:table-properties style:width="6.8861in" style:rel-width="100%" table:align="left"/>
    </style:style>
    <style:style style:name="Table3.A" style:family="table-column">
      <style:table-column-properties style:column-width="6.8861in" style:rel-column-width="65535*"/>
    </style:style>
    <style:style style:name="Table3.A1" style:family="table-cell">
      <style:table-cell-properties style:vertical-align="middle" fo:padding="0.0194in" fo:border="none"/>
    </style:style>
    <style:style style:name="Table4" style:family="table">
      <style:table-properties style:width="6.5049in" style:rel-width="95%" fo:margin-left="0.491in" table:align="left"/>
    </style:style>
    <style:style style:name="Table4.A" style:family="table-column">
      <style:table-column-properties style:column-width="5.3215in" style:rel-column-width="50931*"/>
    </style:style>
    <style:style style:name="Table4.B" style:family="table-column">
      <style:table-column-properties style:column-width="1.1833in" style:rel-column-width="11323*"/>
    </style:style>
    <style:style style:name="Table4.A1" style:family="table-cell">
      <style:table-cell-properties style:vertical-align="middle" fo:background-color="#c0ffc0" fo:padding="0.0833in" fo:border="none">
        <style:background-image/>
      </style:table-cell-properties>
    </style:style>
    <style:style style:name="Table4.B1" style:family="table-cell">
      <style:table-cell-properties style:vertical-align="middle" fo:padding="0.0833in" fo:border="none"/>
    </style:style>
    <style:style style:name="Table5" style:family="table">
      <style:table-properties style:width="6.5049in" style:rel-width="95%" fo:margin-left="0.491in" table:align="left"/>
    </style:style>
    <style:style style:name="Table5.A" style:family="table-column">
      <style:table-column-properties style:column-width="5.3215in" style:rel-column-width="50931*"/>
    </style:style>
    <style:style style:name="Table5.B" style:family="table-column">
      <style:table-column-properties style:column-width="1.1833in" style:rel-column-width="11323*"/>
    </style:style>
    <style:style style:name="Table5.A1" style:family="table-cell">
      <style:table-cell-properties style:vertical-align="middle" fo:background-color="#c0ffc0" fo:padding="0.0833in" fo:border="none">
        <style:background-image/>
      </style:table-cell-properties>
    </style:style>
    <style:style style:name="Table5.B1" style:family="table-cell">
      <style:table-cell-properties style:vertical-align="middle" fo:padding="0.0833in" fo:border="none"/>
    </style:style>
    <style:style style:name="Table6" style:family="table">
      <style:table-properties style:width="6.5049in" style:rel-width="95%" fo:margin-left="0.491in" table:align="left"/>
    </style:style>
    <style:style style:name="Table6.A" style:family="table-column">
      <style:table-column-properties style:column-width="5.3215in" style:rel-column-width="50931*"/>
    </style:style>
    <style:style style:name="Table6.B" style:family="table-column">
      <style:table-column-properties style:column-width="1.1833in" style:rel-column-width="11323*"/>
    </style:style>
    <style:style style:name="Table6.A1" style:family="table-cell">
      <style:table-cell-properties style:vertical-align="middle" fo:background-color="#c0ffc0" fo:padding="0.0833in" fo:border="none">
        <style:background-image/>
      </style:table-cell-properties>
    </style:style>
    <style:style style:name="Table6.B1" style:family="table-cell">
      <style:table-cell-properties style:vertical-align="middle" fo:padding="0.0833in" fo:border="none"/>
    </style:style>
    <style:style style:name="Table7" style:family="table">
      <style:table-properties style:width="6.5049in" style:rel-width="95%" fo:margin-left="0.491in" table:align="left"/>
    </style:style>
    <style:style style:name="Table7.A" style:family="table-column">
      <style:table-column-properties style:column-width="5.3215in" style:rel-column-width="50931*"/>
    </style:style>
    <style:style style:name="Table7.B" style:family="table-column">
      <style:table-column-properties style:column-width="1.1833in" style:rel-column-width="11323*"/>
    </style:style>
    <style:style style:name="Table7.A1" style:family="table-cell">
      <style:table-cell-properties style:vertical-align="middle" fo:background-color="#c0ffc0" fo:padding="0.0833in" fo:border="none">
        <style:background-image/>
      </style:table-cell-properties>
    </style:style>
    <style:style style:name="Table7.B1" style:family="table-cell">
      <style:table-cell-properties style:vertical-align="middle" fo:padding="0.0833in" fo:border="none"/>
    </style:style>
    <style:style style:name="Table8" style:family="table">
      <style:table-properties style:width="6.5049in" style:rel-width="95%" fo:margin-left="0.491in" table:align="left"/>
    </style:style>
    <style:style style:name="Table8.A" style:family="table-column">
      <style:table-column-properties style:column-width="5.3215in" style:rel-column-width="50931*"/>
    </style:style>
    <style:style style:name="Table8.B" style:family="table-column">
      <style:table-column-properties style:column-width="1.1833in" style:rel-column-width="11323*"/>
    </style:style>
    <style:style style:name="Table8.A1" style:family="table-cell">
      <style:table-cell-properties style:vertical-align="middle" fo:background-color="#c0ffc0" fo:padding="0.0833in" fo:border="none">
        <style:background-image/>
      </style:table-cell-properties>
    </style:style>
    <style:style style:name="Table8.B1" style:family="table-cell">
      <style:table-cell-properties style:vertical-align="middle" fo:padding="0.0833in" fo:border="none"/>
    </style:style>
    <style:style style:name="Table9" style:family="table">
      <style:table-properties style:width="6.5049in" style:rel-width="95%" fo:margin-left="0.491in" table:align="left"/>
    </style:style>
    <style:style style:name="Table9.A" style:family="table-column">
      <style:table-column-properties style:column-width="5.3215in" style:rel-column-width="50931*"/>
    </style:style>
    <style:style style:name="Table9.B" style:family="table-column">
      <style:table-column-properties style:column-width="1.1833in" style:rel-column-width="11323*"/>
    </style:style>
    <style:style style:name="Table9.A1" style:family="table-cell">
      <style:table-cell-properties style:vertical-align="middle" fo:background-color="#c0ffc0" fo:padding="0.0833in" fo:border="none">
        <style:background-image/>
      </style:table-cell-properties>
    </style:style>
    <style:style style:name="Table9.B1" style:family="table-cell">
      <style:table-cell-properties style:vertical-align="middle" fo:padding="0.0833in" fo:border="none"/>
    </style:style>
    <style:style style:name="Table10" style:family="table">
      <style:table-properties style:width="6.5049in" style:rel-width="95%" fo:margin-left="0.491in" table:align="left"/>
    </style:style>
    <style:style style:name="Table10.A" style:family="table-column">
      <style:table-column-properties style:column-width="5.884in" style:rel-column-width="56313*"/>
    </style:style>
    <style:style style:name="Table10.B" style:family="table-column">
      <style:table-column-properties style:column-width="0.6208in" style:rel-column-width="5941*"/>
    </style:style>
    <style:style style:name="Table10.A1" style:family="table-cell">
      <style:table-cell-properties style:vertical-align="middle" fo:background-color="#c0ffc0" fo:padding="0.0833in" fo:border="none">
        <style:background-image/>
      </style:table-cell-properties>
    </style:style>
    <style:style style:name="Table10.B1" style:family="table-cell">
      <style:table-cell-properties style:vertical-align="middle" fo:padding="0.0833in" fo:border="none"/>
    </style:style>
    <style:style style:name="Table11" style:family="table">
      <style:table-properties style:width="6.5049in" style:rel-width="95%" fo:margin-left="0.491in" table:align="left"/>
    </style:style>
    <style:style style:name="Table11.A" style:family="table-column">
      <style:table-column-properties style:column-width="5.8826in" style:rel-column-width="56300*"/>
    </style:style>
    <style:style style:name="Table11.B" style:family="table-column">
      <style:table-column-properties style:column-width="0.6222in" style:rel-column-width="5954*"/>
    </style:style>
    <style:style style:name="Table11.A1" style:family="table-cell">
      <style:table-cell-properties style:vertical-align="middle" fo:background-color="#c0ffc0" fo:padding="0.0833in" fo:border="none">
        <style:background-image/>
      </style:table-cell-properties>
    </style:style>
    <style:style style:name="Table11.B1" style:family="table-cell">
      <style:table-cell-properties style:vertical-align="middle" fo:padding="0.0833in" fo:border="none"/>
    </style:style>
    <style:style style:name="Table12" style:family="table">
      <style:table-properties style:width="6.5049in" style:rel-width="95%" fo:margin-left="0.491in" table:align="left"/>
    </style:style>
    <style:style style:name="Table12.A" style:family="table-column">
      <style:table-column-properties style:column-width="5.8778in" style:rel-column-width="56254*"/>
    </style:style>
    <style:style style:name="Table12.B" style:family="table-column">
      <style:table-column-properties style:column-width="0.6271in" style:rel-column-width="6000*"/>
    </style:style>
    <style:style style:name="Table12.A1" style:family="table-cell">
      <style:table-cell-properties style:vertical-align="middle" fo:background-color="#c0ffc0" fo:padding="0.0833in" fo:border="none">
        <style:background-image/>
      </style:table-cell-properties>
    </style:style>
    <style:style style:name="Table12.B1" style:family="table-cell">
      <style:table-cell-properties style:vertical-align="middle" fo:padding="0.0833in" fo:border="none"/>
    </style:style>
    <style:style style:name="Table13" style:family="table">
      <style:table-properties style:width="6.5049in" style:rel-width="95%" fo:margin-left="0.491in" table:align="left"/>
    </style:style>
    <style:style style:name="Table13.A" style:family="table-column">
      <style:table-column-properties style:column-width="5.8764in" style:rel-column-width="56241*"/>
    </style:style>
    <style:style style:name="Table13.B" style:family="table-column">
      <style:table-column-properties style:column-width="0.6285in" style:rel-column-width="6013*"/>
    </style:style>
    <style:style style:name="Table13.A1" style:family="table-cell">
      <style:table-cell-properties style:vertical-align="middle" fo:background-color="#c0ffc0" fo:padding="0.0833in" fo:border="none">
        <style:background-image/>
      </style:table-cell-properties>
    </style:style>
    <style:style style:name="Table13.B1" style:family="table-cell">
      <style:table-cell-properties style:vertical-align="middle" fo:padding="0.0833in" fo:border="none"/>
    </style:style>
    <style:style style:name="Table14" style:family="table">
      <style:table-properties style:width="6.5049in" style:rel-width="95%" fo:margin-left="0.491in" table:align="left"/>
    </style:style>
    <style:style style:name="Table14.A" style:family="table-column">
      <style:table-column-properties style:column-width="5.6792in" style:rel-column-width="54353*"/>
    </style:style>
    <style:style style:name="Table14.B" style:family="table-column">
      <style:table-column-properties style:column-width="0.8257in" style:rel-column-width="7901*"/>
    </style:style>
    <style:style style:name="Table14.A1" style:family="table-cell">
      <style:table-cell-properties style:vertical-align="middle" fo:background-color="#c0ffc0" fo:padding="0.0833in" fo:border="none">
        <style:background-image/>
      </style:table-cell-properties>
    </style:style>
    <style:style style:name="Table14.B1" style:family="table-cell">
      <style:table-cell-properties style:vertical-align="middle" fo:padding="0.0833in" fo:border="none"/>
    </style:style>
    <style:style style:name="Table15" style:family="table">
      <style:table-properties style:width="6.5049in" style:rel-width="95%" fo:margin-left="0.491in" table:align="left"/>
    </style:style>
    <style:style style:name="Table15.A" style:family="table-column">
      <style:table-column-properties style:column-width="5.6764in" style:rel-column-width="54325*"/>
    </style:style>
    <style:style style:name="Table15.B" style:family="table-column">
      <style:table-column-properties style:column-width="0.8285in" style:rel-column-width="7929*"/>
    </style:style>
    <style:style style:name="Table15.A1" style:family="table-cell">
      <style:table-cell-properties style:vertical-align="middle" fo:background-color="#c0ffc0" fo:padding="0.0833in" fo:border="none">
        <style:background-image/>
      </style:table-cell-properties>
    </style:style>
    <style:style style:name="Table15.B1" style:family="table-cell">
      <style:table-cell-properties style:vertical-align="middle" fo:padding="0.0833in" fo:border="none"/>
    </style:style>
    <style:style style:name="Table16" style:family="table">
      <style:table-properties style:width="6.5049in" style:rel-width="95%" fo:margin-left="0.491in" table:align="left"/>
    </style:style>
    <style:style style:name="Table16.A" style:family="table-column">
      <style:table-column-properties style:column-width="5.6792in" style:rel-column-width="54353*"/>
    </style:style>
    <style:style style:name="Table16.B" style:family="table-column">
      <style:table-column-properties style:column-width="0.8257in" style:rel-column-width="7901*"/>
    </style:style>
    <style:style style:name="Table16.A1" style:family="table-cell">
      <style:table-cell-properties style:vertical-align="middle" fo:background-color="#c0ffc0" fo:padding="0.0833in" fo:border="none">
        <style:background-image/>
      </style:table-cell-properties>
    </style:style>
    <style:style style:name="Table16.B1" style:family="table-cell">
      <style:table-cell-properties style:vertical-align="middle" fo:padding="0.0833in" fo:border="none"/>
    </style:style>
    <style:style style:name="Table17" style:family="table">
      <style:table-properties style:width="6.5049in" style:rel-width="95%" fo:margin-left="0.491in" table:align="left"/>
    </style:style>
    <style:style style:name="Table17.A" style:family="table-column">
      <style:table-column-properties style:column-width="2.6382in" style:rel-column-width="25246*"/>
    </style:style>
    <style:style style:name="Table17.B" style:family="table-column">
      <style:table-column-properties style:column-width="3.8667in" style:rel-column-width="37008*"/>
    </style:style>
    <style:style style:name="Table17.A1" style:family="table-cell">
      <style:table-cell-properties style:vertical-align="middle" fo:background-color="#c0ffc0" fo:padding="0.0833in" fo:border="none">
        <style:background-image/>
      </style:table-cell-properties>
    </style:style>
    <style:style style:name="Table17.B1" style:family="table-cell">
      <style:table-cell-properties style:vertical-align="middle" fo:padding="0.0833in" fo:border="none"/>
    </style:style>
    <style:style style:name="Table18" style:family="table">
      <style:table-properties style:width="6.5049in" style:rel-width="95%" fo:margin-left="0.491in" table:align="left"/>
    </style:style>
    <style:style style:name="Table18.A" style:family="table-column">
      <style:table-column-properties style:column-width="5.6764in" style:rel-column-width="54325*"/>
    </style:style>
    <style:style style:name="Table18.B" style:family="table-column">
      <style:table-column-properties style:column-width="0.8285in" style:rel-column-width="7929*"/>
    </style:style>
    <style:style style:name="Table18.A1" style:family="table-cell">
      <style:table-cell-properties style:vertical-align="middle" fo:background-color="#c0ffc0" fo:padding="0.0833in" fo:border="none">
        <style:background-image/>
      </style:table-cell-properties>
    </style:style>
    <style:style style:name="Table18.B1" style:family="table-cell">
      <style:table-cell-properties style:vertical-align="middle" fo:padding="0.0833in" fo:border="none"/>
    </style:style>
    <style:style style:name="Table19" style:family="table">
      <style:table-properties style:width="6.5049in" style:rel-width="95%" fo:margin-left="0.491in" table:align="left"/>
    </style:style>
    <style:style style:name="Table19.A" style:family="table-column">
      <style:table-column-properties style:column-width="2.6382in" style:rel-column-width="25246*"/>
    </style:style>
    <style:style style:name="Table19.B" style:family="table-column">
      <style:table-column-properties style:column-width="3.8667in" style:rel-column-width="37008*"/>
    </style:style>
    <style:style style:name="Table19.A1" style:family="table-cell">
      <style:table-cell-properties style:vertical-align="middle" fo:background-color="#c0ffc0" fo:padding="0.0833in" fo:border="none">
        <style:background-image/>
      </style:table-cell-properties>
    </style:style>
    <style:style style:name="Table19.B1" style:family="table-cell">
      <style:table-cell-properties style:vertical-align="middle" fo:padding="0.0833in" fo:border="none"/>
    </style:style>
    <style:style style:name="P1" style:family="paragraph" style:parent-style-name="Table_20_Contents">
      <style:paragraph-properties fo:text-align="start" style:justify-single-word="false"/>
      <style:text-properties fo:font-size="14pt" fo:font-weight="bold"/>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margin-top="0in" fo:margin-bottom="0.1965in"/>
    </style:style>
    <style:style style:name="P4" style:family="paragraph" style:parent-style-name="Table_20_Contents">
      <style:paragraph-properties fo:margin-top="0in" fo:margin-bottom="0.1965in"/>
      <style:text-properties fo:font-style="italic"/>
    </style:style>
    <style:style style:name="P5" style:family="paragraph" style:parent-style-name="Table_20_Contents" style:list-style-name="L1">
      <style:paragraph-properties fo:margin-top="0in" fo:margin-bottom="0.1965in"/>
    </style:style>
    <style:style style:name="P6" style:family="paragraph" style:parent-style-name="Table_20_Contents" style:list-style-name="L2">
      <style:paragraph-properties fo:margin-top="0in" fo:margin-bottom="0.1965in"/>
    </style:style>
    <style:style style:name="P7" style:family="paragraph" style:parent-style-name="Table_20_Contents" style:list-style-name="L3">
      <style:paragraph-properties fo:margin-top="0in" fo:margin-bottom="0.1965in"/>
    </style:style>
    <style:style style:name="P8" style:family="paragraph" style:parent-style-name="Table_20_Contents" style:list-style-name="L4">
      <style:paragraph-properties fo:margin-top="0in" fo:margin-bottom="0.1965in"/>
    </style:style>
    <style:style style:name="P9" style:family="paragraph" style:parent-style-name="Table_20_Contents" style:list-style-name="L5">
      <style:paragraph-properties fo:margin-top="0in" fo:margin-bottom="0.1965in"/>
    </style:style>
    <style:style style:name="P10" style:family="paragraph" style:parent-style-name="Table_20_Contents" style:list-style-name="L6">
      <style:paragraph-properties fo:margin-top="0in" fo:margin-bottom="0.1965in"/>
    </style:style>
    <style:style style:name="P11" style:family="paragraph" style:parent-style-name="Table_20_Contents">
      <style:paragraph-properties fo:margin-top="0in" fo:margin-bottom="0.1965in"/>
      <style:text-properties fo:font-size="7pt" fo:font-style="italic"/>
    </style:style>
    <style:style style:name="P12" style:family="paragraph">
      <style:paragraph-properties fo:text-align="start"/>
      <style:text-properties style:text-line-through-style="none" fo:font-family="'Droid Sans Mono'" style:font-family-generic="modern" style:font-pitch="fixed" fo:font-size="10pt" fo:font-style="normal" style:text-underline-style="none"/>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style:text-position="-33% 80%"/>
    </style:style>
    <style:style style:name="T4" style:family="text">
      <style:text-properties style:text-position="-33% 80%" fo:font-weight="bold"/>
    </style:style>
    <text:list-style style:name="L1">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
      <text:list-level-style-number text:level="1" text:style-name="Numbering_20_Symbols" style:num-suffix="." style:num-format="A" text:start-value="2">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
      <text:list-level-style-number text:level="1" text:style-name="Numbering_20_Symbols" style:num-suffix="." style:num-format="A" text:start-value="3">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number text:level="1" text:style-name="Numbering_20_Symbols" style:num-suffix="." style:num-format="A" text:start-value="4">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5">
      <text:list-level-style-number text:level="1" text:style-name="Numbering_20_Symbols" style:num-suffix="." style:num-format="A" text:start-value="5">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A" text:start-value="6">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http://on_line_questions.doit/" xlink:type="simple">
          <form:properties>
            <form:property form:property-name="PropertyChangeNotificationEnabled" office:value-type="boolean" office:boolean-value="true"/>
          </form:properties>
          <form:text form:name="A1" form:control-implementation="ooo:com.sun.star.form.component.TextField" xml:id="control1" form:id="control1" form:convert-empty-to-null="true">
            <form:properties>
              <form:property form:property-name="DefaultControl" office:value-type="string" office:string-value="com.sun.star.form.control.TextField"/>
            </form:properties>
          </form:text>
          <form:text form:name="A2" form:control-implementation="ooo:com.sun.star.form.component.TextField" xml:id="control2" form:id="control2" form:convert-empty-to-null="true">
            <form:properties>
              <form:property form:property-name="DefaultControl" office:value-type="string" office:string-value="com.sun.star.form.control.TextField"/>
            </form:properties>
          </form:text>
          <form:text form:name="B1" form:control-implementation="ooo:com.sun.star.form.component.TextField" xml:id="control3" form:id="control3" form:convert-empty-to-null="true">
            <form:properties>
              <form:property form:property-name="DefaultControl" office:value-type="string" office:string-value="com.sun.star.form.control.TextField"/>
            </form:properties>
          </form:text>
          <form:text form:name="B2" form:control-implementation="ooo:com.sun.star.form.component.TextField" xml:id="control4" form:id="control4" form:convert-empty-to-null="true">
            <form:properties>
              <form:property form:property-name="DefaultControl" office:value-type="string" office:string-value="com.sun.star.form.control.TextField"/>
            </form:properties>
          </form:text>
          <form:text form:name="C" form:control-implementation="ooo:com.sun.star.form.component.TextField" xml:id="control5" form:id="control5" form:convert-empty-to-null="true">
            <form:properties>
              <form:property form:property-name="DefaultControl" office:value-type="string" office:string-value="com.sun.star.form.control.TextField"/>
            </form:properties>
          </form:text>
          <form:text form:name="D" form:control-implementation="ooo:com.sun.star.form.component.TextField" xml:id="control6" form:id="control6" form:convert-empty-to-null="true">
            <form:properties>
              <form:property form:property-name="DefaultControl" office:value-type="string" office:string-value="com.sun.star.form.control.TextField"/>
            </form:properties>
          </form:text>
          <form:text form:name="E1" form:control-implementation="ooo:com.sun.star.form.component.TextField" xml:id="control7" form:id="control7" form:convert-empty-to-null="true">
            <form:properties>
              <form:property form:property-name="DefaultControl" office:value-type="string" office:string-value="com.sun.star.form.control.TextField"/>
            </form:properties>
          </form:text>
          <form:text form:name="E2" form:control-implementation="ooo:com.sun.star.form.component.TextField" xml:id="control8" form:id="control8" form:convert-empty-to-null="true">
            <form:properties>
              <form:property form:property-name="DefaultControl" office:value-type="string" office:string-value="com.sun.star.form.control.TextField"/>
            </form:properties>
          </form:text>
          <form:text form:name="E4" form:control-implementation="ooo:com.sun.star.form.component.TextField" xml:id="control9" form:id="control9" form:convert-empty-to-null="true">
            <form:properties>
              <form:property form:property-name="DefaultControl" office:value-type="string" office:string-value="com.sun.star.form.control.TextField"/>
            </form:properties>
          </form:text>
          <form:text form:name="E5" form:control-implementation="ooo:com.sun.star.form.component.TextField" xml:id="control10" form:id="control10" form:convert-empty-to-null="true">
            <form:properties>
              <form:property form:property-name="DefaultControl" office:value-type="string" office:string-value="com.sun.star.form.control.TextField"/>
            </form:properties>
          </form:text>
          <form:text form:name="E7" form:control-implementation="ooo:com.sun.star.form.component.TextField" xml:id="control11" form:id="control11" form:convert-empty-to-null="true">
            <form:properties>
              <form:property form:property-name="DefaultControl" office:value-type="string" office:string-value="com.sun.star.form.control.TextField"/>
            </form:properties>
          </form:text>
          <form:text form:name="E8" form:control-implementation="ooo:com.sun.star.form.component.TextField" xml:id="control12" form:id="control12" form:convert-empty-to-null="true">
            <form:properties>
              <form:property form:property-name="DefaultControl" office:value-type="string" office:string-value="com.sun.star.form.control.TextField"/>
            </form:properties>
          </form:text>
          <form:text form:name="F1" form:control-implementation="ooo:com.sun.star.form.component.TextField" xml:id="control13" form:id="control13" form:convert-empty-to-null="true">
            <form:properties>
              <form:property form:property-name="DefaultControl" office:value-type="string" office:string-value="com.sun.star.form.control.TextField"/>
            </form:properties>
          </form:text>
          <form:text form:name="F3" form:control-implementation="ooo:com.sun.star.form.component.TextField" xml:id="control14" form:id="control14"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row>
          <table:table-cell table:style-name="Table1.A1" office:value-type="string">
            <table:table table:name="Table2" table:style-name="Table2">
              <table:table-column table:style-name="Table2.A"/>
              <table:table-row>
                <table:table-cell table:style-name="Table2.A1" office:value-type="string">
                  <text:p text:style-name="P1">6.004 On-line: Questions for Lab 1</text:p>
                </table:table-cell>
              </table:table-row>
            </table:table>
            <table:table table:name="Table3" table:style-name="Table3">
              <table:table-column table:style-name="Table3.A"/>
              <table:table-row>
                <table:table-cell table:style-name="Table3.A1" office:value-type="string">
                  <text:p text:style-name="P4">When you're done remember to save your work by clicking on the "Save" button at the bottom of the page. You can check if your answers are correct by clicking on the "Check" button.</text:p>
                  <text:p text:style-name="P4">When entering numeric values in the answer fields, you can use integers (1000), floating-point numbers (1000.0), scientific notation (1e3), or JSim numeric scale factors (1K).</text:p>
                  <text:p text:style-name="P3"><text:span text:style-name="T1">Problem 1.</text:span> </text:p>
                  <text:list xml:id="list491016933" text:style-name="L1">
                    <text:list-item>
                      <text:p text:style-name="P5">Report the mosfet Ids you measured from the device curves for Vgs = 5V and Vds = 1.2V. </text:p>
                    </text:list-item>
                  </text:list>
                  <table:table table:name="Table4" table:style-name="Table4">
                    <table:table-column table:style-name="Table4.A"/>
                    <table:table-column table:style-name="Table4.B"/>
                    <table:table-row>
                      <table:table-cell table:style-name="Table4.A1" office:value-type="string">
                        <text:p text:style-name="P2"><text:span text:style-name="T2">:</text:span> <draw:control text:anchor-type="as-char" draw:z-index="0" draw:style-name="gr1" draw:text-style-name="P12" svg:width="1.7087in" svg:height="0.2815in" draw:control="control1"/></text:p>
                      </table:table-cell>
                      <table:table-cell table:style-name="Table4.B1" office:value-type="string">
                        <text:p text:style-name="Table_20_Contents"> </text:p>
                      </table:table-cell>
                    </table:table-row>
                  </table:table>
                  <text:list xml:id="list1908592987" text:continue-numbering="true" text:style-name="L1">
                    <text:list-header>
                      <text:p text:style-name="P5">Compute the effective channel sheet resistance using (Vds)/(Ids) as an estimate for the channel resistance of the test mosfet. Don't forget to correct for the W/L of the test device! </text:p>
                    </text:list-header>
                  </text:list>
                  <table:table table:name="Table5" table:style-name="Table5">
                    <table:table-column table:style-name="Table5.A"/>
                    <table:table-column table:style-name="Table5.B"/>
                    <table:table-row>
                      <table:table-cell table:style-name="Table5.A1" office:value-type="string">
                        <text:p text:style-name="P2"><text:span text:style-name="T2">:</text:span> <draw:control text:anchor-type="as-char" draw:z-index="1" draw:style-name="gr1" draw:text-style-name="P12" svg:width="1.7087in" svg:height="0.2815in" draw:control="control2"/></text:p>
                      </table:table-cell>
                      <table:table-cell table:style-name="Table5.B1" office:value-type="string">
                        <text:p text:style-name="Table_20_Contents"> </text:p>
                      </table:table-cell>
                    </table:table-row>
                  </table:table>
                  <text:list xml:id="list1811036024" text:style-name="L2">
                    <text:list-item>
                      <text:p text:style-name="P6">Report the mosfet Ids you measured from the device curves for Vgs = 0V and Vds = 2.5V. </text:p>
                    </text:list-item>
                  </text:list>
                  <table:table table:name="Table6" table:style-name="Table6">
                    <table:table-column table:style-name="Table6.A"/>
                    <table:table-column table:style-name="Table6.B"/>
                    <table:table-row>
                      <table:table-cell table:style-name="Table6.A1" office:value-type="string">
                        <text:p text:style-name="P2"><text:span text:style-name="T2">:</text:span> <draw:control text:anchor-type="as-char" draw:z-index="2" draw:style-name="gr1" draw:text-style-name="P12" svg:width="1.7087in" svg:height="0.2815in" draw:control="control3"/></text:p>
                      </table:table-cell>
                      <table:table-cell table:style-name="Table6.B1" office:value-type="string">
                        <text:p text:style-name="Table_20_Contents"> </text:p>
                      </table:table-cell>
                    </table:table-row>
                  </table:table>
                  <text:list xml:id="list1653777599" text:continue-numbering="true" text:style-name="L2">
                    <text:list-header>
                      <text:p text:style-name="P6">Calculate the time it would take to discharge a 0.05pF capacitor from 5V to 2.5V </text:p>
                    </text:list-header>
                  </text:list>
                  <table:table table:name="Table7" table:style-name="Table7">
                    <table:table-column table:style-name="Table7.A"/>
                    <table:table-column table:style-name="Table7.B"/>
                    <table:table-row>
                      <table:table-cell table:style-name="Table7.A1" office:value-type="string">
                        <text:p text:style-name="P2"><text:span text:style-name="T2">:</text:span> <draw:control text:anchor-type="as-char" draw:z-index="3" draw:style-name="gr1" draw:text-style-name="P12" svg:width="1.7087in" svg:height="0.2815in" draw:control="control4"/></text:p>
                      </table:table-cell>
                      <table:table-cell table:style-name="Table7.B1" office:value-type="string">
                        <text:p text:style-name="Table_20_Contents"> </text:p>
                      </table:table-cell>
                    </table:table-row>
                  </table:table>
                  <text:list xml:id="list2167475993" text:style-name="L3">
                    <text:list-item>
                      <text:p text:style-name="P7">Determine a scaled width (SW) for the two pullup mosfets so that the Vin and Vout curves for the NAND gate intersect at VDD/2 (1.65V). </text:p>
                    </text:list-item>
                  </text:list>
                  <table:table table:name="Table8" table:style-name="Table8">
                    <table:table-column table:style-name="Table8.A"/>
                    <table:table-column table:style-name="Table8.B"/>
                    <table:table-row>
                      <table:table-cell table:style-name="Table8.A1" office:value-type="string">
                        <text:p text:style-name="P2"><text:span text:style-name="T2">:</text:span> <draw:control text:anchor-type="as-char" draw:z-index="4" draw:style-name="gr1" draw:text-style-name="P12" svg:width="1.7087in" svg:height="0.2815in" draw:control="control5"/></text:p>
                      </table:table-cell>
                      <table:table-cell table:style-name="Table8.B1" office:value-type="string">
                        <text:p text:style-name="Table_20_Contents"> </text:p>
                      </table:table-cell>
                    </table:table-row>
                  </table:table>
                  <text:list xml:id="list1497384501" text:style-name="L4">
                    <text:list-item>
                      <text:p text:style-name="P8">What is the largest noise immunity we could specify and still have the NAND gate qualify as a legal device? Please fill in your answer with a precision of .01 volts. </text:p>
                      <text:p text:style-name="P8">Hint: to measure the low noise margin, use the VTC to determine what Vin has to be in order for Vout to be 3V, then subtract Vol (0.3V) from that number. To measure the high noise margin, use the VTC to determine what Vin has to be in order for Vout to be 0.3V, then subtract that number from Voh (3.0V). </text:p>
                    </text:list-item>
                  </text:list>
                  <table:table table:name="Table9" table:style-name="Table9">
                    <table:table-column table:style-name="Table9.A"/>
                    <table:table-column table:style-name="Table9.B"/>
                    <table:table-row>
                      <table:table-cell table:style-name="Table9.A1" office:value-type="string">
                        <text:p text:style-name="P2"><text:span text:style-name="T2">:</text:span> <draw:control text:anchor-type="as-char" draw:z-index="5" draw:style-name="gr1" draw:text-style-name="P12" svg:width="1.7087in" svg:height="0.2815in" draw:control="control6"/></text:p>
                      </table:table-cell>
                      <table:table-cell table:style-name="Table9.B1" office:value-type="string">
                        <text:p text:style-name="Table_20_Contents"> </text:p>
                      </table:table-cell>
                    </table:table-row>
                  </table:table>
                  <text:list xml:id="list177028813" text:style-name="L5">
                    <text:list-item>
                      <text:p text:style-name="P9">Following standard practice, choose the logic thresholds as follows: </text:p>
                      <text:list>
                        <text:list-header>
                          <text:p text:style-name="P9"><text:soft-page-break/>Vol = 10% of power supply voltage = 0.3V<text:line-break/>Vil = 20% of power supply voltage = 0.6V<text:line-break/>Vih = 80% of power supply voltage = 2.6V<text:line-break/>Voh = 90% of power supply voltage = 3.0V</text:p>
                        </text:list-header>
                      </text:list>
                      <text:p text:style-name="P9">Measure the contamination and propagation times for your NAND gate using both the falling and rising output transitions. </text:p>
                    </text:list-item>
                  </text:list>
                  <table:table table:name="Table10" table:style-name="Table10">
                    <table:table-column table:style-name="Table10.A"/>
                    <table:table-column table:style-name="Table10.B"/>
                    <table:table-row>
                      <table:table-cell table:style-name="Table10.A1" office:value-type="string">
                        <text:p text:style-name="P2"><text:span text:style-name="T4">C</text:span><text:span text:style-name="T2"> for falling output (in seconds):</text:span> <draw:control text:anchor-type="as-char" draw:z-index="6" draw:style-name="gr1" draw:text-style-name="P12" svg:width="1.7087in" svg:height="0.2815in" draw:control="control7"/></text:p>
                      </table:table-cell>
                      <table:table-cell table:style-name="Table10.B1" office:value-type="string">
                        <text:p text:style-name="Table_20_Contents"> </text:p>
                      </table:table-cell>
                    </table:table-row>
                  </table:table>
                  <table:table table:name="Table11" table:style-name="Table11">
                    <table:table-column table:style-name="Table11.A"/>
                    <table:table-column table:style-name="Table11.B"/>
                    <table:table-row>
                      <table:table-cell table:style-name="Table11.A1" office:value-type="string">
                        <text:p text:style-name="P2"><text:span text:style-name="T4">P</text:span><text:span text:style-name="T2"> for falling output (in seconds):</text:span> <draw:control text:anchor-type="as-char" draw:z-index="7" draw:style-name="gr1" draw:text-style-name="P12" svg:width="1.7087in" svg:height="0.2815in" draw:control="control8"/></text:p>
                      </table:table-cell>
                      <table:table-cell table:style-name="Table11.B1" office:value-type="string">
                        <text:p text:style-name="Table_20_Contents"> </text:p>
                      </table:table-cell>
                    </table:table-row>
                  </table:table>
                  <table:table table:name="Table12" table:style-name="Table12">
                    <table:table-column table:style-name="Table12.A"/>
                    <table:table-column table:style-name="Table12.B"/>
                    <table:table-row>
                      <table:table-cell table:style-name="Table12.A1" office:value-type="string">
                        <text:p text:style-name="P2"><text:span text:style-name="T4">C</text:span><text:span text:style-name="T2"> for rising output (in seconds):</text:span> <draw:control text:anchor-type="as-char" draw:z-index="8" draw:style-name="gr1" draw:text-style-name="P12" svg:width="1.7087in" svg:height="0.2815in" draw:control="control9"/></text:p>
                      </table:table-cell>
                      <table:table-cell table:style-name="Table12.B1" office:value-type="string">
                        <text:p text:style-name="Table_20_Contents"> </text:p>
                      </table:table-cell>
                    </table:table-row>
                  </table:table>
                  <table:table table:name="Table13" table:style-name="Table13">
                    <table:table-column table:style-name="Table13.A"/>
                    <table:table-column table:style-name="Table13.B"/>
                    <table:table-row>
                      <table:table-cell table:style-name="Table13.A1" office:value-type="string">
                        <text:p text:style-name="P2"><text:span text:style-name="T4">P</text:span><text:span text:style-name="T2"> for rising output (in seconds):</text:span> <draw:control text:anchor-type="as-char" draw:z-index="9" draw:style-name="gr1" draw:text-style-name="P12" svg:width="1.7087in" svg:height="0.2815in" draw:control="control10"/></text:p>
                      </table:table-cell>
                      <table:table-cell table:style-name="Table13.B1" office:value-type="string">
                        <text:p text:style-name="Table_20_Contents"> </text:p>
                      </table:table-cell>
                    </table:table-row>
                  </table:table>
                  <text:list xml:id="list1416464028" text:continue-numbering="true" text:style-name="L5">
                    <text:list-header>
                      <text:p text:style-name="P9">Use these measurements to compute estimates for an upper bound for t<text:span text:style-name="T3">CD</text:span> and a lower bound for t<text:span text:style-name="T3">PD</text:span>. </text:p>
                    </text:list-header>
                  </text:list>
                  <table:table table:name="Table14" table:style-name="Table14">
                    <table:table-column table:style-name="Table14.A"/>
                    <table:table-column table:style-name="Table14.B"/>
                    <table:table-row>
                      <table:table-cell table:style-name="Table14.A1" office:value-type="string">
                        <text:p text:style-name="P2"><text:span text:style-name="T4">CD</text:span><text:span text:style-name="T2"> (in seconds):</text:span> <draw:control text:anchor-type="as-char" draw:z-index="10" draw:style-name="gr1" draw:text-style-name="P12" svg:width="1.7087in" svg:height="0.2815in" draw:control="control11"/></text:p>
                      </table:table-cell>
                      <table:table-cell table:style-name="Table14.B1" office:value-type="string">
                        <text:p text:style-name="Table_20_Contents"> </text:p>
                      </table:table-cell>
                    </table:table-row>
                  </table:table>
                  <table:table table:name="Table15" table:style-name="Table15">
                    <table:table-column table:style-name="Table15.A"/>
                    <table:table-column table:style-name="Table15.B"/>
                    <table:table-row>
                      <table:table-cell table:style-name="Table15.A1" office:value-type="string">
                        <text:p text:style-name="P2"><text:span text:style-name="T4">PD</text:span><text:span text:style-name="T2"> (in seconds):</text:span> <draw:control text:anchor-type="as-char" draw:z-index="11" draw:style-name="gr1" draw:text-style-name="P12" svg:width="1.7087in" svg:height="0.2815in" draw:control="control12"/></text:p>
                      </table:table-cell>
                      <table:table-cell table:style-name="Table15.B1" office:value-type="string">
                        <text:p text:style-name="Table_20_Contents"> </text:p>
                      </table:table-cell>
                    </table:table-row>
                  </table:table>
                  <text:list xml:id="list92944945" text:style-name="L6">
                    <text:list-item>
                      <text:p text:style-name="P10">Recompute your bounds for t<text:span text:style-name="T3">CD</text:span> and t<text:span text:style-name="T3">PD</text:span> this time including the measurements you made at 100 degrees C. </text:p>
                    </text:list-item>
                  </text:list>
                  <table:table table:name="Table16" table:style-name="Table16">
                    <table:table-column table:style-name="Table16.A"/>
                    <table:table-column table:style-name="Table16.B"/>
                    <table:table-row>
                      <table:table-cell table:style-name="Table16.A1" office:value-type="string">
                        <text:p text:style-name="P2"><text:span text:style-name="T4">CD</text:span><text:span text:style-name="T2"> (in seconds):</text:span> <draw:control text:anchor-type="as-char" draw:z-index="12" draw:style-name="gr1" draw:text-style-name="P12" svg:width="1.7087in" svg:height="0.2815in" draw:control="control13"/></text:p>
                      </table:table-cell>
                      <table:table-cell table:style-name="Table16.B1" office:value-type="string">
                        <text:p text:style-name="Table_20_Contents"> </text:p>
                      </table:table-cell>
                    </table:table-row>
                  </table:table>
                  <table:table table:name="Table17" table:style-name="Table17">
                    <table:table-column table:style-name="Table17.A"/>
                    <table:table-column table:style-name="Table17.B"/>
                    <table:table-row>
                      <table:table-cell table:style-name="Table17.A1" office:value-type="string">
                        <text:p text:style-name="P2"><text:span text:style-name="T2">:</text:span> </text:p>
                      </table:table-cell>
                      <table:table-cell table:style-name="Table17.B1" office:value-type="string">
                        <text:p text:style-name="Table_20_Contents"> </text:p>
                      </table:table-cell>
                    </table:table-row>
                  </table:table>
                  <table:table table:name="Table18" table:style-name="Table18">
                    <table:table-column table:style-name="Table18.A"/>
                    <table:table-column table:style-name="Table18.B"/>
                    <table:table-row>
                      <table:table-cell table:style-name="Table18.A1" office:value-type="string">
                        <text:p text:style-name="P2"><text:span text:style-name="T4">PD</text:span><text:span text:style-name="T2"> (in seconds):</text:span> <draw:control text:anchor-type="as-char" draw:z-index="13" draw:style-name="gr1" draw:text-style-name="P12" svg:width="1.7087in" svg:height="0.2815in" draw:control="control14"/></text:p>
                      </table:table-cell>
                      <table:table-cell table:style-name="Table18.B1" office:value-type="string">
                        <text:p text:style-name="Table_20_Contents"> </text:p>
                      </table:table-cell>
                    </table:table-row>
                  </table:table>
                  <table:table table:name="Table19" table:style-name="Table19">
                    <table:table-column table:style-name="Table19.A"/>
                    <table:table-column table:style-name="Table19.B"/>
                    <table:table-row>
                      <table:table-cell table:style-name="Table19.A1" office:value-type="string">
                        <text:p text:style-name="P2"><text:span text:style-name="T2">:</text:span> </text:p>
                      </table:table-cell>
                      <table:table-cell table:style-name="Table19.B1" office:value-type="string">
                        <text:p text:style-name="Table_20_Contents"> </text:p>
                      </table:table-cell>
                    </table:table-row>
                  </table:table>
                </table:table-cell>
              </table:table-row>
            </table:table>
            <text:p text:style-name="P11">source: on_line_questions.py, lab1questions.xdo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nglin Wu</meta:initial-creator>
    <meta:creation-date>2013-02-19T19:40:16</meta:creation-date>
    <dc:date>2013-02-19T19:41:25</dc:date>
    <dc:creator>Yonglin Wu</dc:creator>
    <meta:editing-duration>P0D</meta:editing-duration>
    <meta:editing-cycles>1</meta:editing-cycles>
    <meta:document-statistic meta:table-count="19" meta:image-count="0" meta:object-count="0" meta:page-count="2" meta:paragraph-count="49" meta:word-count="418" meta:character-count="2310" meta:non-whitespace-character-count="1874"/>
    <meta:generator>LibreOffice/3.5$Linux_X86_64 LibreOffice_project/350m1$Build-2</meta:generator>
  </office:meta>
</office:document-meta>
</file>